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71cm"/>
    </style:style>
    <style:style style:name="co3" style:family="table-column">
      <style:table-column-properties fo:break-before="auto" style:column-width="17.544cm"/>
    </style:style>
    <style:style style:name="co4" style:family="table-column">
      <style:table-column-properties fo:break-before="auto" style:column-width="9.356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24.9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8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59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53"/>
        </table:table-row>
        <table:table-row table:style-name="ro1">
          <table:table-cell table:style-name="ce4" office:value-type="string" calcext:value-type="string">
            <text:p>SEO/accessibilité</text:p>
          </table:table-cell>
          <table:table-cell office:value-type="string" calcext:value-type="string">
            <text:p>meta desc vide</text:p>
          </table:table-cell>
          <table:table-cell office:value-type="string" calcext:value-type="string">
            <text:p>Nécessaire pour le bot google (référencement) &amp; l’utilisateur (accessibilité)</text:p>
          </table:table-cell>
          <table:table-cell office:value-type="string" calcext:value-type="string">
            <text:p>La description apparaît dans le navigateur. Elle permet à l’utilisateur d’avoir plus d’infos sur le site et d’attiser sa curiosité.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span text:style-name="T2"><text:a xlink:href="https://developers.google.com/search/docs/beginner/seo-starter-guide?hl=fr#use-the-description-meta-tag" xlink:type="simple">https://developers.google.com/search/docs/beginner/seo-starter-guide?hl=fr#use-the-description-meta-tag</text:a></text:span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&lt;title&gt; vide</text:p>
          </table:table-cell>
          <table:table-cell table:style-name="ce4" office:value-type="string" calcext:value-type="string">
            <text:p>Nécessaire pour le bot google (référencement) &amp; l’utilisateur (accessibilité)</text:p>
          </table:table-cell>
          <table:table-cell table:style-name="ce4" office:value-type="string" calcext:value-type="string">
            <text:p>Il faut le nom du site/entreprise/etc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style-name="ce4"/>
          <table:table-cell office:value-type="string" calcext:value-type="string">
            <text:p>texte sous forme d’image</text:p>
          </table:table-cell>
          <table:table-cell office:value-type="string" calcext:value-type="string">
            <text:p>le bot google ne peut pas lire le txt &amp; pas accessible (copier/coller, changement de police…)</text:p>
          </table:table-cell>
          <table:table-cell office:value-type="string" calcext:value-type="string">
            <text:p>Une image est volumineuse et peu accessible/optimisée. A éviter si possible. Ici, écrire le texte dans une balise &lt;p&gt; ou &lt;h&gt;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a xlink:href="https://web.dev/total-byte-weight/?utm_source=lighthouse&amp;utm_medium=devtools" xlink:type="simple">https://web.dev/total-byte-weight/?utm_source=lighthouse&amp;utm_medium=devtools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&lt;title&gt; de la 2<text:span text:style-name="T1">e</text:span> page (« page2 ») + URL de page2</text:p>
          </table:table-cell>
          <table:table-cell office:value-type="string" calcext:value-type="string">
            <text:p>Le nom de la page et son url n’ont aucun rapport avec son contenu (ce qui n’aide ni le bot ni les visiteurs)</text:p>
          </table:table-cell>
          <table:table-cell office:value-type="string" calcext:value-type="string">
            <text:p>changer «page2» en qlq chose comme «contact»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ww.seoquantum.com/billet/balise-meta/title#:~:text=Bien%20optimiser%20son%20référencement%20naturel,au%20contenu%20d'une%20page" xlink:type="simple">https://www.seoquantum.com/billet/balise-meta/title#:~:text=Bien%20optimiser%20son%20r%C3%A9f%C3%A9rencement%20naturel,au%20contenu%20d'une%20page</text:a>.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liens réseaux sociaux n’ont pas d’attribut title</text:p>
          </table:table-cell>
          <table:table-cell office:value-type="string" calcext:value-type="string">
            <text:p>labelliser les liens pour expliquer le lien au bot</text:p>
          </table:table-cell>
          <table:table-cell office:value-type="string" calcext:value-type="string">
            <text:p>Ajouter un attribut « title » sur les liens avec dedans un mot clef correspondant au lien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.mozilla.org/fr/docs/Web/HTML/Global_attributes/title" xlink:type="simple">https://developer.mozilla.org/fr/docs/Web/HTML/Global_attributes/title</text:a></text:p>
          </table:table-cell>
          <table:table-cell table:number-columns-repeated="58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Performances</text:p>
          </table:table-cell>
          <table:table-cell office:value-type="string" calcext:value-type="string">
            <text:p>images en format bmp</text:p>
          </table:table-cell>
          <table:table-cell office:value-type="string" calcext:value-type="string">
            <text:p>format lourd (peu opti)</text:p>
          </table:table-cell>
          <table:table-cell office:value-type="string" calcext:value-type="string">
            <text:p>ici, préférer le jpg (convertir les images bmp→jpg)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a xlink:href="https://cecileweb.com/format-image-jpeg-png-gif-bmp/" xlink:type="simple">https://cecileweb.com/format-image-jpeg-png-gif-bmp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Images très grandes donc lourdes</text:p>
          </table:table-cell>
          <table:table-cell office:value-type="string" calcext:value-type="string">
            <text:p>Images originales très grandes comparé à leur utilisation (1.jpg &amp; 2.jpg)</text:p>
          </table:table-cell>
          <table:table-cell office:value-type="string" calcext:value-type="string">
            <text:p>Réduire la taille des images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uses-responsive-images/?utm_source=lighthouse&amp;utm_medium=devtools" xlink:type="simple">https://web.dev/uses-responsive-images/?utm_source=lighthouse&amp;utm_medium=devtools</text:a>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4"/>
          <table:table-cell office:value-type="string" calcext:value-type="string">
            <text:p>Bibliotèques &amp; fichiers non opti en terme de poids</text:p>
          </table:table-cell>
          <table:table-cell office:value-type="string" calcext:value-type="string">
            <text:p>Fichiers lourds qui prennent plus de temps à se charger</text:p>
          </table:table-cell>
          <table:table-cell office:value-type="string" calcext:value-type="string">
            <text:p>Minifier les fichiers gràce aux outils dispo sur le web (framework, JS…)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--&gt; Applicable à tous les fichiers minifiables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4"/>
          <table:table-cell office:value-type="string" calcext:value-type="string">
            <text:p>politique de cache non spécifiée</text:p>
          </table:table-cell>
          <table:table-cell office:value-type="string" calcext:value-type="string">
            <text:p>l’utilisateur va récupérer toutes les ressources à chaque visite</text:p>
          </table:table-cell>
          <table:table-cell office:value-type="string" calcext:value-type="string">
            <text:p>Indiquer la politique de cache en JS</text:p>
          </table:table-cell>
          <table:table-cell table:style-name="ce14"/>
          <table:table-cell office:value-type="string" calcext:value-type="string">
            <text:p><text:a xlink:href="https://web.dev/uses-long-cache-ttl/?utm_source=lighthouse&amp;utm_medium=devtools" xlink:type="simple">https://web.dev/uses-long-cache-ttl/?utm_source=lighthouse&amp;utm_medium=devtools</text:a>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mages sans taille déclarée</text:p>
          </table:table-cell>
          <table:table-cell office:value-type="string" calcext:value-type="string">
            <text:p>Le navigateur doit calculer lui même la taille à attribuer</text:p>
          </table:table-cell>
          <table:table-cell office:value-type="string" calcext:value-type="string">
            <text:p>définir les width et height des images</text:p>
          </table:table-cell>
          <table:table-cell table:style-name="ce13"/>
          <table:table-cell office:value-type="string" calcext:value-type="string">
            <text:p><text:a xlink:href="https://web.dev/optimize-cls/?utm_source=lighthouse&amp;utm_medium=devtools#images-without-dimensions" xlink:type="simple">https://web.dev/optimize-cls/?utm_source=lighthouse&amp;utm_medium=devtools#images-without-dimensions</text:a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Bibliothèques à mettre à jour (failles de sécurité)</text:p>
          </table:table-cell>
          <table:table-cell office:value-type="string" calcext:value-type="string">
            <text:p>Certaines bibli ne sont pas à jour et sont vulnérables face aux intrus/hackers</text:p>
          </table:table-cell>
          <table:table-cell office:value-type="string" calcext:value-type="string">
            <text:p>mettre à jour les bibliothèques ou les changer</text:p>
          </table:table-cell>
          <table:table-cell table:style-name="ce13"/>
          <table:table-cell office:value-type="string" calcext:value-type="string">
            <text:p><text:a xlink:href="https://web.dev/no-vulnerable-libraries/?utm_source=lighthouse&amp;utm_medium=devtools" xlink:type="simple">https://web.dev/no-vulnerable-libraries/?utm_source=lighthouse&amp;utm_medium=devtools</text:a>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meta keywords</text:p>
          </table:table-cell>
          <table:table-cell table:style-name="ce4" office:value-type="string" calcext:value-type="string">
            <text:p>balise obsolète voire pénalisante</text:p>
          </table:table-cell>
          <table:table-cell table:style-name="ce4" office:value-type="string" calcext:value-type="string">
            <text:p>keyword n’est plus repéré par le bot google, et dans les cas où il l’est, cela peut pénaliser le référencement.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https://www.definitions-seo.com/definition-de-balise-meta-keywords/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backlinks dans le footer</text:p>
          </table:table-cell>
          <table:table-cell table:style-name="ce4" office:value-type="string" calcext:value-type="string">
            <text:p>Ne pas mettre des liens au hasard pour le référencement !</text:p>
          </table:table-cell>
          <table:table-cell table:style-name="ce4" office:value-type="string" calcext:value-type="string">
            <text:p>Mettre des liens qui font du sens avec notre page (liens réseaux sociaux, partenaires commerciaux, filiales...)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semji.com/fr/guide/backlink-en-seo/" xlink:type="simple">https://semji.com/fr/guide/backlink-en-seo/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balises script dans le head</text:p>
          </table:table-cell>
          <table:table-cell table:style-name="ce4" office:value-type="string" calcext:value-type="string">
            <text:p>peut bloquer le chargement de la page</text:p>
          </table:table-cell>
          <table:table-cell table:style-name="ce4" office:value-type="string" calcext:value-type="string">
            <text:p>mettre ces balises en fin de &lt;body&gt;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www.alsacreations.com/astuce/lire/80-comment-intgrer-du-code-javascript-dans-une-page.html" xlink:type="simple">https://www.alsacreations.com/astuce/lire/80-comment-intgrer-du-code-javascript-dans-une-page.html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texte taille 1px</text:p>
          </table:table-cell>
          <table:table-cell table:style-name="ce4" office:value-type="string" calcext:value-type="string">
            <text:p>texte caché, qui forme ici une ligne. Interdit</text:p>
          </table:table-cell>
          <table:table-cell table:style-name="ce4" office:value-type="string" calcext:value-type="string">
            <text:p>Supprimer les balises en question dans le code HTML puis créer les traits grâce au css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developers.google.com/search/docs/advanced/guidelines/hidden-text-links?hl=fr" xlink:type="simple">https://developers.google.com/search/docs/advanced/guidelines/hidden-text-links?hl=fr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CSS dans le HTML</text:p>
          </table:table-cell>
          <table:table-cell table:style-name="ce4" office:value-type="string" calcext:value-type="string">
            <text:p>Peu lisible, pas ordonné</text:p>
          </table:table-cell>
          <table:table-cell table:style-name="ce4" office:value-type="string" calcext:value-type="string">
            <text:p>Supprimer le CSS et le mettre dans un fichier .css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openclassrooms.com/fr/courses/1603881-apprenez-a-creer-votre-site-web-avec-html5-et-css3/1605060-mettez-en-place-le-css" xlink:type="simple">https://openclassrooms.com/fr/courses/1603881-apprenez-a-creer-votre-site-web-avec-html5-et-css3/1605060-mettez-en-place-le-css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hiérarchie des titres</text:p>
          </table:table-cell>
          <table:table-cell table:style-name="ce4" office:value-type="string" calcext:value-type="string">
            <text:p>on passe de h1 à h3</text:p>
          </table:table-cell>
          <table:table-cell table:style-name="ce4" office:value-type="string" calcext:value-type="string">
            <text:p>ne pas sauter de balise : h1→h2→h3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www.thomascubel.com/balises-h1-h6-seo/" xlink:type="simple">https://www.thomascubel.com/balises-h1-h6-seo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Balise &lt;html&gt; attribut lang à la valeur default</text:p>
          </table:table-cell>
          <table:table-cell office:value-type="string" calcext:value-type="string">
            <text:p>Il est préférable de mettre la langue utilisé par le site (Référencement/Traduction)</text:p>
          </table:table-cell>
          <table:table-cell office:value-type="string" calcext:value-type="string">
            <text:p>donner la valeur «fr» à lang &lt;html lang="FR-fr"&gt;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ww.w3.org/International/questions/qa-html-language-declarations.fr" xlink:type="simple">https://www.w3.org/International/questions/qa-html-language-declarations.fr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ode non structuré avec les balises adéquates (header, main, section, footer)</text:p>
          </table:table-cell>
          <table:table-cell office:value-type="string" calcext:value-type="string">
            <text:p>Ces balises indiquent l’importance et la nature du contenu de la page. Elles sont utiles dans l'optimisation des contenus web et du SEO</text:p>
          </table:table-cell>
          <table:table-cell office:value-type="string" calcext:value-type="string">
            <text:p>Structurer le code avec les balises sémantiques et ne pas sur-utiliser les &lt;div&gt;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fiches-pratiques.chefdentreprise.com/Thematique/marketing-1052/FichePratique/Quel-est-l-interet-des-balises-semantiques--351215.htm" xlink:type="simple">https://fiches-pratiques.chefdentreprise.com/Thematique/marketing-1052/FichePratique/Quel-est-l-interet-des-balises-semantiques--351215.htm</text:a></text:p>
          </table:table-cell>
          <table:table-cell table:number-columns-repeated="58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Accessibilité</text:p>
          </table:table-cell>
          <table:table-cell office:value-type="string" calcext:value-type="string">
            <text:p>texte trop petit</text:p>
          </table:table-cell>
          <table:table-cell office:value-type="string" calcext:value-type="string">
            <text:p>difficile à lire</text:p>
          </table:table-cell>
          <table:table-cell office:value-type="string" calcext:value-type="string">
            <text:p>agrandir le texte à 16px min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font-size/" xlink:type="simple">https://web.dev/font-size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ouleur texte pas assez contrastée</text:p>
          </table:table-cell>
          <table:table-cell office:value-type="string" calcext:value-type="string">
            <text:p>difficile à lire</text:p>
          </table:table-cell>
          <table:table-cell office:value-type="string" calcext:value-type="string">
            <text:p>changer la couleur du texte ou de l’arrière plan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.mozilla.org/fr/docs/Web/Accessibility/Understanding_WCAG/Perceivable/Color_contrast" xlink:type="simple">https://developer.mozilla.org/fr/docs/Web/Accessibility/Understanding_WCAG/Perceivable/Color_contrast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extension des fichiers erroné</text:p>
          </table:table-cell>
          <table:table-cell office:value-type="string" calcext:value-type="string">
            <text:p>les fichiers ne seront pas chargés</text:p>
          </table:table-cell>
          <table:table-cell office:value-type="string" calcext:value-type="string">
            <text:p>Ne pas faire de faute lorsqu’on écrit le nom des fichiers où les extensions. Ici des extensions « .min » sont à supprimer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s.google.com/search/docs/advanced/crawling/soft-404-errors?hl=fr" xlink:type="simple">https://developers.google.com/search/docs/advanced/crawling/soft-404-errors?hl=fr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Icônes réseaux sociaux trop proches en format mobile</text:p>
          </table:table-cell>
          <table:table-cell office:value-type="string" calcext:value-type="string">
            <text:p>On peut cliquer à côté de l’endroit visé</text:p>
          </table:table-cell>
          <table:table-cell office:value-type="string" calcext:value-type="string">
            <text:p>laisser au moins 8px entre les icones/liens. Changer un peu le CSS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accessible-tap-targets/" xlink:type="simple">https://web.dev/accessible-tap-targets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ertains blocs du Portfolio son très proches en mobile</text:p>
          </table:table-cell>
          <table:table-cell office:value-type="string" calcext:value-type="string">
            <text:p>Les blocs sont mal délimités, mauvaise lisibilité</text:p>
          </table:table-cell>
          <table:table-cell office:value-type="string" calcext:value-type="string">
            <text:p>Ajouter des marges auto sur les blocs</text:p>
          </table:table-cell>
          <table:table-cell table:style-name="ce12" office:value-type="string" calcext:value-type="string">
            <text:p>OK</text:p>
          </table:table-cell>
          <table:table-cell table:number-columns-repeated="59"/>
        </table:table-row>
        <table:table-row table:style-name="ro1" table:number-rows-repeated="96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7:36:19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04T18:19:09.193000000</dc:date>
    <meta:generator>LibreOffice/6.4.2.2$Windows_X86_64 LibreOffice_project/4e471d8c02c9c90f512f7f9ead8875b57fcb1ec3</meta:generator>
    <meta:editing-duration>PT8H33M10S</meta:editing-duration>
    <meta:editing-cycles>12</meta:editing-cycles>
    <meta:document-statistic meta:table-count="1" meta:cell-count="1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